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style:text-underline-style="solid" style:text-underline-width="auto" style:text-underline-color="font-color" style:font-size-asian="54pt" style:font-size-complex="5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paragraph-rsid="0004987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49870" officeooo:paragraph-rsid="0004987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49870" officeooo:paragraph-rsid="0005dd0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49870" officeooo:paragraph-rsid="0004987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738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049870" style:font-size-asian="14pt" style:font-weight-asian="bold" style:font-size-complex="14pt" style:font-weight-complex="bold"/>
    </style:style>
    <style:style style:name="T1" style:family="text">
      <style:text-properties officeooo:rsid="00049870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738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Cahier</text:p>
      <text:p text:style-name="P1">des Charges</text:p>
      <text:p text:style-name="P1"/>
      <text:p text:style-name="P1"/>
      <text:p text:style-name="P1"/>
      <text:p text:style-name="P1"/>
      <text:p text:style-name="P6">Saliaj Adrian</text:p>
      <text:p text:style-name="P6">Drame Arouna</text:p>
      <text:p text:style-name="P7">Benhachani Mohamed</text:p>
      <text:p text:style-name="P7">Kustul Kudret</text:p>
      <text:p text:style-name="P2"/>
      <text:p text:style-name="P2"/>
      <text:p text:style-name="P10"/>
      <text:p text:style-name="P10"><text:soft-page-break/>Sommaire :</text:p>
      <text:p text:style-name="P2"/>
      <text:p text:style-name="P5"><text:tab/></text:p>
      <text:p text:style-name="P5"/>
      <text:p text:style-name="P5"/>
      <text:p text:style-name="P5"/>
      <text:p text:style-name="P5"/>
      <text:p text:style-name="P5"><text:span text:style-name="T3"><text:tab/></text:span><text:span text:style-name="T2">1-Présentation de l'entreprise</text:span></text:p>
      <text:p text:style-name="P5"/>
      <text:p text:style-name="P13"><text:tab/></text:p>
      <text:p text:style-name="P5"/>
      <text:p text:style-name="P5"><text:span text:style-name="T3"><text:tab/></text:span><text:span text:style-name="T2">2-Présentation du proje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>1-Présentation de l'entreprise</text:p>
      <text:p text:style-name="P9"/>
      <text:p text:style-name="P8">Nom de l'entreprise:Entre-Chamô</text:p>
      <text:p text:style-name="P8">Nombre de salariés:4</text:p>
      <text:p text:style-name="P8">Produits et services vendus : Pentago,worldline,entre-ados,eternal_unity_gamers</text:p>
      <text:p text:style-name="P8"/>
      <text:p text:style-name="P8"/>
      <text:p text:style-name="P8"/>
      <text:p text:style-name="P9">2-Présentation du projet</text:p>
      <text:p text:style-name="P9"/>
      <text:p text:style-name="P3">Quelles sont les attentes ?</text:p>
      <text:p text:style-name="P3"/>
      <text:p text:style-name="P8">Réalisation d'une libraire qui va permettre de gérer des matrice creuses.</text:p>
      <text:p text:style-name="P8">Cette librairie va permettre d'effectuer des opérations de bases sur les matrices.<text:line-break/></text:p>
      <text:p text:style-name="P3">Quel est le contexte du projet ?De quel besoin est né le projet ?</text:p>
      <text:p text:style-name="P8"/>
      <text:p text:style-name="P8">Pouvoir gérer des matrices de très grandes tailles sans gaspiller de la mémoire en stockant des valeurs inutiles .</text:p>
      <text:p text:style-name="P8"/>
      <text:p text:style-name="P8"/>
      <text:p text:style-name="P8"/>
      <text:p text:style-name="P8"/>
      <text:p text:style-name="P3">2.1 Comité de pilotage</text:p>
      <text:p text:style-name="P3"/>
      <text:p text:style-name="P8"><text:span text:style-name="T1">Gestion des opérations Arithmétique et interface avec l'utilisateur</text:span> : BENHACHANI Mohamed <text:span text:style-name="T4">et Kustul Kudret</text:span></text:p>
      <text:p text:style-name="P8">Lecture/écriture: DRAME <text:s/>Arouna et SALIAJ Adrian</text:p>
      <text:p text:style-name="P8">Opération ( + , * , ^,...): SALIAJ Adrian et DRAME Arouna</text:p>
      <text:p text:style-name="P12">Test finaux <text:span text:style-name="T1">et création de matrice aléatoire</text:span> : <text:span text:style-name="T4">KUSTUl Kudret et <text:s/>BENHACHANI Mohamed</text:span></text:p>
      <text:p text:style-name="P8"/>
      <text:p text:style-name="P3">2.2 Objectif de la librairie</text:p>
      <text:p text:style-name="P8"/>
      <text:p text:style-name="P8">Gérer des matrices creuses de manière optimale.Ces matrices seront stockés dans un fichier .</text:p>
      <text:p text:style-name="P8"/>
      <text:p text:style-name="P8"/>
      <text:p text:style-name="P3">2.3 A qui s'adresse la librairie</text:p>
      <text:p text:style-name="P8"><text:soft-page-break/></text:p>
      <text:p text:style-name="P8">Cette librairie s'adresse aux développeurs qui ont besoin de gérer des matrices creuses.</text:p>
      <text:p text:style-name="P8"/>
      <text:p text:style-name="P3">2.4 Fonctionnalités</text:p>
      <text:p text:style-name="P3"/>
      <text:p text:style-name="P8">Multiplier deux matrices terme à terme</text:p>
      <text:p text:style-name="P8">Faire le produit matricielles</text:p>
      <text:p text:style-name="P8">Faire l'addition de deux matrices </text:p>
      <text:p text:style-name="P8">Calculer la transposé d'une matrices</text:p>
      <text:p text:style-name="P8"/>
      <text:p text:style-name="P8">Évaluer des expression contenant les opérations précédentes.</text:p>
      <text:p text:style-name="P8"/>
      <text:p text:style-name="P3">2.7 Langage</text:p>
      <text:p text:style-name="P8"/>
      <text:p text:style-name="P8">Le seul langage utilisé est le C++ </text:p>
      <text:p text:style-name="P8"/>
      <text:p text:style-name="P3">3-Planning</text:p>
      <text:p text:style-name="P8"/>
      <text:p text:style-name="P8">Fin du projet prévue pour : 18/05/2016</text:p>
      <text:p text:style-name="P3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dret </meta:initial-creator>
    <meta:creation-date>2016-05-09T14:48:07.93</meta:creation-date>
    <dc:date>2016-05-20T18:47:43.741284460</dc:date>
    <meta:editing-duration>PT16M3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40" meta:word-count="231" meta:character-count="1552" meta:non-whitespace-character-count="1350"/>
  </office:meta>
</office:document-meta>
</file>